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18cm" table:align="left"/>
    </style:style>
    <style:style style:name="Table1.A" style:family="table-column">
      <style:table-column-properties style:column-width="2.859cm"/>
    </style:style>
    <style:style style:name="Table1.B" style:family="table-column">
      <style:table-column-properties style:column-width="3.15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934cm" table:align="left"/>
    </style:style>
    <style:style style:name="Table2.A" style:family="table-column">
      <style:table-column-properties style:column-width="3.976cm"/>
    </style:style>
    <style:style style:name="Table2.B" style:family="table-column">
      <style:table-column-properties style:column-width="0.714cm"/>
    </style:style>
    <style:style style:name="Table2.C" style:family="table-column">
      <style:table-column-properties style:column-width="1.526cm"/>
    </style:style>
    <style:style style:name="Table2.D" style:family="table-column">
      <style:table-column-properties style:column-width="2.512cm"/>
    </style:style>
    <style:style style:name="Table2.E" style:family="table-column">
      <style:table-column-properties style:column-width="1.20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ood.<text:line-break/>Now we harden and complete the <text:span text:style-name="Strong_20_Emphasis">Insights Section</text:span>, including:</text:p>
      <text:list text:style-name="L16">
        <text:list-item>
          <text:p text:style-name="P18">Strict separation from Analytics</text:p>
        </text:list-item>
        <text:list-item>
          <text:p text:style-name="P18">Rolling-window pattern engine architecture</text:p>
        </text:list-item>
        <text:list-item>
          <text:p text:style-name="P18">AI Monthly Summary (low-cost design)</text:p>
        </text:list-item>
        <text:list-item>
          <text:p text:style-name="P18">Layer-safe exposure</text:p>
        </text:list-item>
        <text:list-item>
          <text:p text:style-name="P18">Precomputed storage model</text:p>
        </text:list-item>
        <text:list-item>
          <text:p text:style-name="P18">Event-driven update flow</text:p>
        </text:list-item>
      </text:list>
      <text:p text:style-name="Text_20_body">This is the intelligence layer of Parabolic.</text:p>
      <text:p text:style-name="Horizontal_20_Line"/>
      <text:h text:style-name="Heading_20_1" text:outline-level="1">🧠 ADMIN DASHBOARD — INSIGHTS SECTION</text:h>
      <text:p text:style-name="Text_20_body"><text:span text:style-name="Strong_20_Emphasis">Intelligence &amp; Intervention Engine Specification v2.0</text:span></text:p>
      <text:p text:style-name="Horizontal_20_Line"/>
      <text:h text:style-name="Heading_20_1" text:outline-level="1">0️⃣ CORE DIFFERENTIATIO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nalytics</text:p>
            </table:table-cell>
            <table:table-cell table:style-name="Table1.A1" office:value-type="string">
              <text:p text:style-name="Table_20_Heading">Insights</text:p>
            </table:table-cell>
          </table:table-row>
        </table:table-header-rows>
        <table:table-row>
          <table:table-cell table:style-name="Table1.A1" office:value-type="string">
            <text:p text:style-name="Table_20_Contents">What happened</text:p>
          </table:table-cell>
          <table:table-cell table:style-name="Table1.A1" office:value-type="string">
            <text:p text:style-name="Table_20_Contents">Why it happened</text:p>
          </table:table-cell>
        </table:table-row>
        <table:table-row>
          <table:table-cell table:style-name="Table1.A1" office:value-type="string">
            <text:p text:style-name="Table_20_Contents">Percentages</text:p>
          </table:table-cell>
          <table:table-cell table:style-name="Table1.A1" office:value-type="string">
            <text:p text:style-name="Table_20_Contents">Interpretation</text:p>
          </table:table-cell>
        </table:table-row>
        <table:table-row>
          <table:table-cell table:style-name="Table1.A1" office:value-type="string">
            <text:p text:style-name="Table_20_Contents">Historical</text:p>
          </table:table-cell>
          <table:table-cell table:style-name="Table1.A1" office:value-type="string">
            <text:p text:style-name="Table_20_Contents">Predictive</text:p>
          </table:table-cell>
        </table:table-row>
        <table:table-row>
          <table:table-cell table:style-name="Table1.A1" office:value-type="string">
            <text:p text:style-name="Table_20_Contents">Neutral</text:p>
          </table:table-cell>
          <table:table-cell table:style-name="Table1.A1" office:value-type="string">
            <text:p text:style-name="Table_20_Contents">Advisory</text:p>
          </table:table-cell>
        </table:table-row>
        <table:table-row>
          <table:table-cell table:style-name="Table1.A1" office:value-type="string">
            <text:p text:style-name="Table_20_Contents">Aggregates</text:p>
          </table:table-cell>
          <table:table-cell table:style-name="Table1.A1" office:value-type="string">
            <text:p text:style-name="Table_20_Contents">Pattern logic</text:p>
          </table:table-cell>
        </table:table-row>
      </table:table>
      <text:p text:style-name="Text_20_body">Insights must never compute from raw sessions.<text:line-break/>They operate only on:</text:p>
      <text:p text:style-name="Preformatted_20_Text"><text:span text:style-name="Source_20_Text">studentYearMetrics</text:span></text:p>
      <text:p text:style-name="Preformatted_20_Text"><text:span text:style-name="Source_20_Text">runAnalytics</text:span></text:p>
      <text:p text:style-name="Preformatted_20_Text"><text:span text:style-name="Source_20_Text">templateAnalytics</text:span></text:p>
      <text:p text:style-name="P1"><text:span text:style-name="Source_20_Text">rollingBehaviorSnapshots</text:span></text:p>
      <text:p text:style-name="Horizontal_20_Line"/>
      <text:h text:style-name="Heading_20_1" text:outline-level="1">1️⃣ NAVIGATION STRUCTURE</text:h>
      <text:p text:style-name="Preformatted_20_Text"><text:span text:style-name="Source_20_Text">Insights</text:span></text:p>
      <text:p text:style-name="Preformatted_20_Text"><text:span text:style-name="Source_20_Text"><text:s text:c="3"/>├── Risk Overview</text:span></text:p>
      <text:p text:style-name="Preformatted_20_Text"><text:span text:style-name="Source_20_Text"><text:s text:c="3"/>├── Student Intelligence</text:span></text:p>
      <text:p text:style-name="Preformatted_20_Text"><text:span text:style-name="Source_20_Text"><text:s text:c="3"/>├── Pattern Alerts</text:span></text:p>
      <text:p text:style-name="Preformatted_20_Text"><text:span text:style-name="Source_20_Text"><text:s text:c="3"/>├── Intervention Engine</text:span></text:p>
      <text:p text:style-name="Preformatted_20_Text"><text:span text:style-name="Source_20_Text"><text:s text:c="3"/>├── Execution Signals</text:span></text:p>
      <text:p text:style-name="P1"><text:span text:style-name="Source_20_Text"><text:s text:c="3"/>└── AI Monthly Summary</text:span></text:p>
      <text:p text:style-name="Text_20_body"><text:soft-page-break/>L0 → Hidden entirely<text:line-break/>L1 → Diagnostic<text:line-break/>L2 → Execution-level<text:line-break/>L3 → Strategic aggregation (cross-year in Governance)</text:p>
      <text:p text:style-name="Horizontal_20_Line"/>
      <text:h text:style-name="Heading_20_1" text:outline-level="1">2️⃣ RISK OVERVIEW</text:h>
      <text:h text:style-name="Heading_20_2" text:outline-level="2">Data Source</text:h>
      <text:p text:style-name="P1"><text:span text:style-name="Source_20_Text">yearBehaviorSummary/{academicYear}</text:span></text:p>
      <text:p text:style-name="Text_20_body">Precomputed nightly.</text:p>
      <text:p text:style-name="Horizontal_20_Line"/>
      <text:h text:style-name="Heading_20_2" text:outline-level="2">🟡 L1 — Diagnostic Risk View</text:h>
      <text:p text:style-name="Text_20_body">Display behavior signals only (non-labeling):</text:p>
      <text:list text:style-name="L17">
        <text:list-item>
          <text:p text:style-name="P19">% Rushed Pattern</text:p>
        </text:list-item>
        <text:list-item>
          <text:p text:style-name="P19">% Easy Neglect</text:p>
        </text:list-item>
        <text:list-item>
          <text:p text:style-name="P19">% Hard Bias</text:p>
        </text:list-item>
        <text:list-item>
          <text:p text:style-name="P19">% Topic Avoidance</text:p>
        </text:list-item>
        <text:list-item>
          <text:p text:style-name="P19">% Late-Phase Drop</text:p>
        </text:list-item>
        <text:list-item>
          <text:p text:style-name="P19">% Pacing Drift</text:p>
        </text:list-item>
      </text:list>
      <text:p text:style-name="Text_20_body">Charts:</text:p>
      <text:list text:style-name="L18">
        <text:list-item>
          <text:p text:style-name="P20">Risk Signal Distribution Bar Chart</text:p>
        </text:list-item>
        <text:list-item>
          <text:p text:style-name="P20">Batch Diagnostic Heatmap</text:p>
        </text:list-item>
      </text:list>
      <text:p text:style-name="Text_20_body">No risk state labels like “Impulsive”.</text:p>
      <text:p text:style-name="Text_20_body">Tone: Informational.</text:p>
      <text:p text:style-name="Horizontal_20_Line"/>
      <text:h text:style-name="Heading_20_2" text:outline-level="2">🔵 L2 — Execution Risk Map</text:h>
      <text:p text:style-name="Text_20_body">Add structural interpretation:</text:p>
      <text:list text:style-name="L19">
        <text:list-item>
          <text:p text:style-name="P21">Risk State Distribution:</text:p>
          <text:list>
            <text:list-item>
              <text:p text:style-name="P21">Stable</text:p>
            </text:list-item>
            <text:list-item>
              <text:p text:style-name="P21">Drift-Prone</text:p>
            </text:list-item>
            <text:list-item>
              <text:p text:style-name="P21">Impulsive</text:p>
            </text:list-item>
            <text:list-item>
              <text:p text:style-name="P21"><text:soft-page-break/>Overextended</text:p>
            </text:list-item>
            <text:list-item>
              <text:p text:style-name="P21">Volatile</text:p>
            </text:list-item>
          </text:list>
        </text:list-item>
        <text:list-item>
          <text:p text:style-name="P21">Avg Discipline Index</text:p>
        </text:list-item>
        <text:list-item>
          <text:p text:style-name="P21">Controlled Mode Usage %</text:p>
        </text:list-item>
        <text:list-item>
          <text:p text:style-name="P21">Guess Probability Cluster %</text:p>
        </text:list-item>
        <text:list-item>
          <text:p text:style-name="P21">Consecutive Wrong Cluster %</text:p>
        </text:list-item>
      </text:list>
      <text:p text:style-name="Text_20_body">New Card:</text:p>
      <text:p text:style-name="Text_20_body">Execution Stability Index</text:p>
      <text:p text:style-name="Text_20_body">Formula:</text:p>
      <text:p text:style-name="P1"><text:span text:style-name="Source_20_Text">1 - variance(normalizedRiskScore across students)</text:span></text:p>
      <text:p text:style-name="Text_20_body">Displayed as 0–100 index.</text:p>
      <text:p text:style-name="Text_20_body">Add:</text:p>
      <text:p text:style-name="Text_20_body">Batch vs Risk Type Heatmap</text:p>
      <text:p text:style-name="Text_20_body">Now it becomes structural.</text:p>
      <text:p text:style-name="Horizontal_20_Line"/>
      <text:h text:style-name="Heading_20_1" text:outline-level="1">3️⃣ STUDENT INTELLIGENCE</text:h>
      <text:h text:style-name="Heading_20_2" text:outline-level="2">Data Source</text:h>
      <text:p text:style-name="Preformatted_20_Text"><text:span text:style-name="Source_20_Text">studentYearMetrics/{studentId}</text:span></text:p>
      <text:p text:style-name="P1"><text:span text:style-name="Source_20_Text">studentRollingWindow/{studentId}</text:span></text:p>
      <text:p text:style-name="Text_20_body">Rolling window = last 5 runs OR last 30 days.</text:p>
      <text:p text:style-name="Horizontal_20_Line"/>
      <text:h text:style-name="Heading_20_2" text:outline-level="2">🟡 L1 — Diagnostic Student View</text:h>
      <text:p text:style-name="Text_20_body">Behavior Cards:</text:p>
      <text:list text:style-name="L20">
        <text:list-item>
          <text:p text:style-name="P22">Rushed Pattern</text:p>
        </text:list-item>
        <text:list-item>
          <text:p text:style-name="P22">Easy Neglect</text:p>
        </text:list-item>
        <text:list-item>
          <text:p text:style-name="P22">Hard Bias</text:p>
        </text:list-item>
        <text:list-item>
          <text:p text:style-name="P22">Topic Weakness</text:p>
        </text:list-item>
        <text:list-item>
          <text:p text:style-name="P22">Time Misallocation</text:p>
        </text:list-item>
      </text:list>
      <text:p text:style-name="Text_20_body">No “risk state”.</text:p>
      <text:p text:style-name="Text_20_body">Example card:</text:p>
      <text:p text:style-name="Text_20_body"><text:soft-page-break/>“Accuracy drops by 12% when attempting Hard questions first.”</text:p>
      <text:p text:style-name="Horizontal_20_Line"/>
      <text:h text:style-name="Heading_20_2" text:outline-level="2">🔵 L2 — Execution Intelligence</text:h>
      <text:p text:style-name="Text_20_body">Add:</text:p>
      <text:list text:style-name="L21">
        <text:list-item>
          <text:p text:style-name="P23">Risk State (rolling)</text:p>
        </text:list-item>
        <text:list-item>
          <text:p text:style-name="P23">Discipline Index</text:p>
        </text:list-item>
        <text:list-item>
          <text:p text:style-name="P23">Guess Rate Trend</text:p>
        </text:list-item>
        <text:list-item>
          <text:p text:style-name="P23">Pacing Deviation Graph</text:p>
        </text:list-item>
        <text:list-item>
          <text:p text:style-name="P23">MinTime Violation %</text:p>
        </text:list-item>
        <text:list-item>
          <text:p text:style-name="P23">Overstay Frequency</text:p>
        </text:list-item>
        <text:list-item>
          <text:p text:style-name="P23">Controlled Mode Delta</text:p>
        </text:list-item>
        <text:list-item>
          <text:p text:style-name="P23">Phase Compliance %</text:p>
        </text:list-item>
      </text:list>
      <text:p text:style-name="Text_20_body">New Section:</text:p>
      <text:p text:style-name="Text_20_body">Execution Profile Summary</text:p>
      <text:p text:style-name="Text_20_body">Example output:</text:p>
      <text:list text:style-name="L22">
        <text:list-item>
          <text:p text:style-name="P24">Performs +14% Raw % under Controlled Mode</text:p>
        </text:list-item>
        <text:list-item>
          <text:p text:style-name="P24">Guess Rate 22% higher in Operational Mode</text:p>
        </text:list-item>
        <text:list-item>
          <text:p text:style-name="P24">Phase 1 overstay repeated in 4/6 tests</text:p>
        </text:list-item>
      </text:list>
      <text:p text:style-name="Text_20_body">Actionable but not emotional.</text:p>
      <text:p text:style-name="Horizontal_20_Line"/>
      <text:h text:style-name="Heading_20_1" text:outline-level="1">4️⃣ PATTERN ALERTS</text:h>
      <text:h text:style-name="Heading_20_2" text:outline-level="2">Rolling Window Logic</text:h>
      <text:p text:style-name="Text_20_body">Evaluated on:</text:p>
      <text:list text:style-name="L23">
        <text:list-item>
          <text:p text:style-name="P25">Session submission</text:p>
        </text:list-item>
        <text:list-item>
          <text:p text:style-name="P25">Run completion</text:p>
        </text:list-item>
      </text:list>
      <text:p text:style-name="Text_20_body">Stored in:</text:p>
      <text:p text:style-name="P1"><text:span text:style-name="Source_20_Text">patternAlerts/{academicYear}</text:span></text:p>
      <text:p text:style-name="Text_20_body">Each alert has:</text:p>
      <text:list text:style-name="L24">
        <text:list-item>
          <text:p text:style-name="P26">patternType</text:p>
        </text:list-item>
        <text:list-item>
          <text:p text:style-name="P26">frequency</text:p>
        </text:list-item>
        <text:list-item>
          <text:p text:style-name="P26"><text:soft-page-break/>lastDetected</text:p>
        </text:list-item>
        <text:list-item>
          <text:p text:style-name="P26">affectedStudents[]</text:p>
        </text:list-item>
        <text:list-item>
          <text:p text:style-name="P26">severityScore</text:p>
        </text:list-item>
      </text:list>
      <text:p text:style-name="Horizontal_20_Line"/>
      <text:h text:style-name="Heading_20_2" text:outline-level="2">🟡 L1 — Basic Pattern Alerts</text:h>
      <text:p text:style-name="Text_20_body">Trigger conditions:</text:p>
      <text:list text:style-name="L25">
        <text:list-item>
          <text:p text:style-name="P27">Easy Neglect ≥ 3 tests</text:p>
        </text:list-item>
        <text:list-item>
          <text:p text:style-name="P27">Hard Fixation ≥ 3 tests</text:p>
        </text:list-item>
        <text:list-item>
          <text:p text:style-name="P27">Pacing Drift ≥ 3 tests</text:p>
        </text:list-item>
        <text:list-item>
          <text:p text:style-name="P27">Topic Avoidance repetition</text:p>
        </text:list-item>
        <text:list-item>
          <text:p text:style-name="P27">Late-phase drop repetition</text:p>
        </text:list-item>
      </text:list>
      <text:p text:style-name="Text_20_body">Display:</text:p>
      <text:p text:style-name="Text_20_body">Alert Title<text:line-break/>Frequency<text:line-break/>Last Occurrence</text:p>
      <text:p text:style-name="Text_20_body">No structural recommendation.</text:p>
      <text:p text:style-name="Horizontal_20_Line"/>
      <text:h text:style-name="Heading_20_2" text:outline-level="2">🔵 L2 — Advanced Alerts</text:h>
      <text:p text:style-name="Text_20_body">Add:</text:p>
      <text:list text:style-name="L26">
        <text:list-item>
          <text:p text:style-name="P28">High-Risk Cluster Spike</text:p>
        </text:list-item>
        <text:list-item>
          <text:p text:style-name="P28">Guess-Heavy Cluster</text:p>
        </text:list-item>
        <text:list-item>
          <text:p text:style-name="P28">Phase Deviation Escalation</text:p>
        </text:list-item>
        <text:list-item>
          <text:p text:style-name="P28">Discipline Regression</text:p>
        </text:list-item>
        <text:list-item>
          <text:p text:style-name="P28">Controlled Mode Effectiveness Drop</text:p>
        </text:list-item>
      </text:list>
      <text:p text:style-name="Text_20_body">Add severity scoring:</text:p>
      <text:p text:style-name="P1"><text:span text:style-name="Source_20_Text">severityScore = frequency × averageImpact</text:span></text:p>
      <text:p text:style-name="Text_20_body">Show priority ranking.</text:p>
      <text:p text:style-name="Horizontal_20_Line"/>
      <text:h text:style-name="Heading_20_1" text:outline-level="1"><text:soft-page-break/>5️⃣ INTERVENTION ENGINE</text:h>
      <text:h text:style-name="Heading_20_2" text:outline-level="2">🟡 L1 — Soft Guidance</text:h>
      <text:p text:style-name="Text_20_body">Suggestions based on signal thresholds:</text:p>
      <text:list text:style-name="L27">
        <text:list-item>
          <text:p text:style-name="P29">Review easy-first strategy</text:p>
        </text:list-item>
        <text:list-item>
          <text:p text:style-name="P29">Reinforce phase discipline</text:p>
        </text:list-item>
        <text:list-item>
          <text:p text:style-name="P29">Revise weak topics</text:p>
        </text:list-item>
        <text:list-item>
          <text:p text:style-name="P29">Practice structured pacing</text:p>
        </text:list-item>
      </text:list>
      <text:p text:style-name="Text_20_body">No mention of enforcement.</text:p>
      <text:p text:style-name="Horizontal_20_Line"/>
      <text:h text:style-name="Heading_20_2" text:outline-level="2">🔵 L2 — Structural Intervention</text:h>
      <text:p text:style-name="Text_20_body">Trigger logic:</text:p>
      <text:p text:style-name="Text_20_body">If Impulsive cluster &gt; 35%<text:line-break/>→ Suggest Controlled Mode</text:p>
      <text:p text:style-name="Text_20_body">If Overstay &gt; threshold<text:line-break/>→ Suggest Hard Mode (limited)</text:p>
      <text:p text:style-name="Text_20_body">If Phase Deviation &gt; 30%<text:line-break/>→ Suggest Phase Training</text:p>
      <text:p text:style-name="Text_20_body">If Easy Neglect &gt; 40%<text:line-break/>→ Suggest Easy-First Template design</text:p>
      <text:p text:style-name="Text_20_body">Card example:</text:p>
      <text:p text:style-name="Text_20_body">“Batch B: 41% Impulsive risk. Recommend Controlled Mode next mock.”</text:p>
      <text:p text:style-name="Text_20_body">Interventions stored as:</text:p>
      <text:p text:style-name="P1"><text:span text:style-name="Source_20_Text">interventionRecommendations/{academicYear}</text:span></text:p>
      <text:p text:style-name="Text_20_body">Never auto-applied.</text:p>
      <text:p text:style-name="Horizontal_20_Line"/>
      <text:h text:style-name="Heading_20_1" text:outline-level="1">6️⃣ EXECUTION SIGNALS</text:h>
      <text:p text:style-name="Text_20_body">Micro-metric summary layer.</text:p>
      <text:h text:style-name="Heading_20_2" text:outline-level="2">🟡 L1</text:h>
      <text:p text:style-name="Text_20_body">Display:</text:p>
      <text:list text:style-name="L28">
        <text:list-item>
          <text:p text:style-name="P30">Skip Burst Rate</text:p>
        </text:list-item>
        <text:list-item>
          <text:p text:style-name="P30"><text:soft-page-break/>Rapid Guess Indicator</text:p>
        </text:list-item>
        <text:list-item>
          <text:p text:style-name="P30">Late-Phase Accuracy Drop</text:p>
        </text:list-item>
        <text:list-item>
          <text:p text:style-name="P30">Avg Time-per-Question Deviation</text:p>
        </text:list-item>
      </text:list>
      <text:p text:style-name="Text_20_body">Compact badges.</text:p>
      <text:p text:style-name="Horizontal_20_Line"/>
      <text:h text:style-name="Heading_20_2" text:outline-level="2">🔵 L2</text:h>
      <text:p text:style-name="Text_20_body">Add:</text:p>
      <text:list text:style-name="L29">
        <text:list-item>
          <text:p text:style-name="P31">MinTime Compliance %</text:p>
        </text:list-item>
        <text:list-item>
          <text:p text:style-name="P31">MaxTime Violation %</text:p>
        </text:list-item>
        <text:list-item>
          <text:p text:style-name="P31">Sequential Progression Compliance</text:p>
        </text:list-item>
        <text:list-item>
          <text:p text:style-name="P31">Controlled Mode Improvement Delta</text:p>
        </text:list-item>
        <text:list-item>
          <text:p text:style-name="P31">Phase Transition Adherence %</text:p>
        </text:list-item>
      </text:list>
      <text:p text:style-name="Text_20_body">These are enforcement-sensitive signals.</text:p>
      <text:p text:style-name="Horizontal_20_Line"/>
      <text:h text:style-name="Heading_20_1" text:outline-level="1">7️⃣ AI MONTHLY SUMMARY</text:h>
      <text:p text:style-name="Text_20_body">Now we design the AI layer properly and cost-efficiently.</text:p>
      <text:h text:style-name="Heading_20_2" text:outline-level="2">Purpose</text:h>
      <text:p text:style-name="Text_20_body">Generate optimistic, non-threatening, structured summaries:</text:p>
      <text:list text:style-name="L30">
        <text:list-item>
          <text:p text:style-name="P32">Student-wise</text:p>
        </text:list-item>
        <text:list-item>
          <text:p text:style-name="P32">Batch-wise</text:p>
        </text:list-item>
      </text:list>
      <text:p text:style-name="Text_20_body">Monthly only.</text:p>
      <text:p text:style-name="Horizontal_20_Line"/>
      <text:h text:style-name="Heading_20_2" text:outline-level="2">7.1 Data Source</text:h>
      <text:p text:style-name="Text_20_body">DO NOT send raw sessions to LLM.</text:p>
      <text:p text:style-name="Text_20_body">Prepare structured summary object:</text:p>
      <text:p text:style-name="Preformatted_20_Text"><text:span text:style-name="Source_20_Text">{</text:span></text:p>
      <text:p text:style-name="Preformatted_20_Text"><text:span text:style-name="Source_20_Text"><text:s text:c="2"/>"avgRawPercent": 62,</text:span></text:p>
      <text:p text:style-name="Preformatted_20_Text"><text:span text:style-name="Source_20_Text"><text:s text:c="2"/>"avgAccuracyPercent": 71,</text:span></text:p>
      <text:p text:style-name="Preformatted_20_Text"><text:span text:style-name="Source_20_Text"><text:s text:c="2"/>"phaseAdherence": 78,</text:span></text:p>
      <text:p text:style-name="Preformatted_20_Text"><text:span text:style-name="Source_20_Text"><text:s text:c="2"/>"easyNeglectPercent": 22,</text:span></text:p>
      <text:p text:style-name="Preformatted_20_Text"><text:span text:style-name="Source_20_Text"><text:s text:c="2"/>"riskDistribution": {</text:span></text:p>
      <text:p text:style-name="Preformatted_20_Text"><text:span text:style-name="Source_20_Text"><text:s text:c="4"/>"stable": 42,</text:span></text:p>
      <text:p text:style-name="Preformatted_20_Text"><text:span text:style-name="Source_20_Text"><text:s text:c="4"/>"impulsive": 18</text:span></text:p>
      <text:p text:style-name="Preformatted_20_Text"><text:soft-page-break/><text:span text:style-name="Source_20_Text"><text:s text:c="2"/>},</text:span></text:p>
      <text:p text:style-name="Preformatted_20_Text"><text:span text:style-name="Source_20_Text"><text:s text:c="2"/>"disciplineIndex": 68,</text:span></text:p>
      <text:p text:style-name="Preformatted_20_Text"><text:span text:style-name="Source_20_Text"><text:s text:c="2"/>"controlledDelta": 12,</text:span></text:p>
      <text:p text:style-name="Preformatted_20_Text"><text:span text:style-name="Source_20_Text"><text:s text:c="2"/>"trendDirection": "improving"</text:span></text:p>
      <text:p text:style-name="P1"><text:span text:style-name="Source_20_Text">}</text:span></text:p>
      <text:p text:style-name="Text_20_body">Small JSON only.</text:p>
      <text:p text:style-name="Horizontal_20_Line"/>
      <text:h text:style-name="Heading_20_2" text:outline-level="2">7.2 Prompt Strategy (Cost Optimized)</text:h>
      <text:p text:style-name="Text_20_body">Use:</text:p>
      <text:list text:style-name="L31">
        <text:list-item>
          <text:p text:style-name="P33">Fixed system prompt</text:p>
        </text:list-item>
        <text:list-item>
          <text:p text:style-name="P33">Structured numeric JSON input</text:p>
        </text:list-item>
        <text:list-item>
          <text:p text:style-name="P33">Temperature low (0.3)</text:p>
        </text:list-item>
        <text:list-item>
          <text:p text:style-name="P33">Max tokens capped</text:p>
        </text:list-item>
      </text:list>
      <text:p text:style-name="Text_20_body">Prompt style:</text:p>
      <text:p text:style-name="Text_20_body">“Generate a constructive academic performance summary using the following metrics. Focus on growth and positive reinforcement. Avoid negative emotional language.”</text:p>
      <text:p text:style-name="Text_20_body">Keep output under 250 words.</text:p>
      <text:p text:style-name="Horizontal_20_Line"/>
      <text:h text:style-name="Heading_20_2" text:outline-level="2">7.3 Generation Schedule</text:h>
      <text:p text:style-name="Text_20_body">Trigger:</text:p>
      <text:list text:style-name="L32">
        <text:list-item>
          <text:p text:style-name="P34">End of each month</text:p>
        </text:list-item>
        <text:list-item>
          <text:p text:style-name="P34">OR manual “Generate Summary” button</text:p>
        </text:list-item>
      </text:list>
      <text:p text:style-name="Text_20_body">Store result in:</text:p>
      <text:p text:style-name="P1"><text:span text:style-name="Source_20_Text">aiMonthlySummary/{academicYear}/{entityId}</text:span></text:p>
      <text:p text:style-name="Text_20_body">Never regenerate automatically unless requested.</text:p>
      <text:p text:style-name="Horizontal_20_Line"/>
      <text:h text:style-name="Heading_20_2" text:outline-level="2">7.4 Cost Control</text:h>
      <text:list text:style-name="L33">
        <text:list-item>
          <text:p text:style-name="P35">Generate once per month per batch</text:p>
        </text:list-item>
        <text:list-item>
          <text:p text:style-name="P35">Generate once per month per student (optional)</text:p>
        </text:list-item>
        <text:list-item>
          <text:p text:style-name="P35">Cache result</text:p>
        </text:list-item>
        <text:list-item>
          <text:p text:style-name="P35">Do not regenerate on dashboard load</text:p>
        </text:list-item>
        <text:list-item>
          <text:p text:style-name="P35">Allow manual refresh only</text:p>
        </text:list-item>
      </text:list>
      <text:p text:style-name="Text_20_body"><text:soft-page-break/>This keeps LLM usage minimal.</text:p>
      <text:p text:style-name="Horizontal_20_Line"/>
      <text:h text:style-name="Heading_20_1" text:outline-level="1">8️⃣ EVENT-DRIVEN UPDATE FLOW</text:h>
      <text:p text:style-name="Text_20_body">On session submission:</text:p>
      <text:p text:style-name="Preformatted_20_Text"><text:span text:style-name="Source_20_Text">Session submitted</text:span></text:p>
      <text:p text:style-name="Preformatted_20_Text"><text:span text:style-name="Source_20_Text">↓</text:span></text:p>
      <text:p text:style-name="Preformatted_20_Text"><text:span text:style-name="Source_20_Text">Session analytics computed</text:span></text:p>
      <text:p text:style-name="Preformatted_20_Text"><text:span text:style-name="Source_20_Text">↓</text:span></text:p>
      <text:p text:style-name="Preformatted_20_Text"><text:span text:style-name="Source_20_Text">studentYearMetrics updated</text:span></text:p>
      <text:p text:style-name="Preformatted_20_Text"><text:span text:style-name="Source_20_Text">↓</text:span></text:p>
      <text:p text:style-name="Preformatted_20_Text"><text:span text:style-name="Source_20_Text">RollingWindow metrics updated</text:span></text:p>
      <text:p text:style-name="Preformatted_20_Text"><text:span text:style-name="Source_20_Text">↓</text:span></text:p>
      <text:p text:style-name="Preformatted_20_Text"><text:span text:style-name="Source_20_Text">Pattern engine evaluates</text:span></text:p>
      <text:p text:style-name="Preformatted_20_Text"><text:span text:style-name="Source_20_Text">↓</text:span></text:p>
      <text:p text:style-name="Preformatted_20_Text"><text:span text:style-name="Source_20_Text">Risk state recalculated</text:span></text:p>
      <text:p text:style-name="Preformatted_20_Text"><text:span text:style-name="Source_20_Text">↓</text:span></text:p>
      <text:p text:style-name="P1"><text:span text:style-name="Source_20_Text">Insights summary docs updated</text:span></text:p>
      <text:p text:style-name="Text_20_body">No dashboard-time heavy computation.</text:p>
      <text:p text:style-name="Horizontal_20_Line"/>
      <text:h text:style-name="Heading_20_1" text:outline-level="1">9️⃣ HOT–WARM–COLD ALIGNMENT</text:h>
      <text:p text:style-name="Text_20_body">HOT:</text:p>
      <text:list text:style-name="L34">
        <text:list-item>
          <text:p text:style-name="P36">Current academic year insight summaries</text:p>
        </text:list-item>
      </text:list>
      <text:p text:style-name="Text_20_body">WARM:</text:p>
      <text:list text:style-name="L35">
        <text:list-item>
          <text:p text:style-name="P37">Completed month summaries</text:p>
        </text:list-item>
      </text:list>
      <text:p text:style-name="Text_20_body">COLD:</text:p>
      <text:list text:style-name="L36">
        <text:list-item>
          <text:p text:style-name="P38">Past academic year summaries</text:p>
        </text:list-item>
        <text:list-item>
          <text:p text:style-name="P38">Stored but not recalculated</text:p>
        </text:list-item>
      </text:list>
      <text:p text:style-name="Text_20_body">Never recompute past months after archive.</text:p>
      <text:p text:style-name="Horizontal_20_Line"/>
      <text:h text:style-name="Heading_20_1" text:outline-level="1">🔟 VISIBILITY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ection</text:p>
            </table:table-cell>
            <table:table-cell table:style-name="Table2.A1" office:value-type="string">
              <text:p text:style-name="Table_20_Heading">L0</text:p>
            </table:table-cell>
            <table:table-cell table:style-name="Table2.A1" office:value-type="string">
              <text:p text:style-name="Table_20_Heading">L1</text:p>
            </table:table-cell>
            <table:table-cell table:style-name="Table2.A1" office:value-type="string">
              <text:p text:style-name="Table_20_Heading">L2</text:p>
            </table:table-cell>
            <table:table-cell table:style-name="Table2.A1" office:value-type="string">
              <text:p text:style-name="Table_20_Heading">L3</text:p>
            </table:table-cell>
          </table:table-row>
        </table:table-header-rows>
        <table:table-row>
          <table:table-cell table:style-name="Table2.A1" office:value-type="string">
            <text:p text:style-name="Table_20_Contents">Risk Overview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Same</text:p>
          </table:table-cell>
        </table:table-row>
        <table:table-row>
          <table:table-cell table:style-name="Table2.A1" office:value-type="string">
            <text:p text:style-name="Table_20_Contents">Student Intelligence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Same</text:p>
          </table:table-cell>
        </table:table-row>
        <table:table-row>
          <table:table-cell table:style-name="Table2.A1" office:value-type="string">
            <text:p text:style-name="Table_20_Contents">Pattern Alerts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 Advanced</text:p>
          </table:table-cell>
          <table:table-cell table:style-name="Table2.A1" office:value-type="string">
            <text:p text:style-name="Table_20_Contents">Same</text:p>
          </table:table-cell>
        </table:table-row>
        <table:table-row>
          <table:table-cell table:style-name="Table2.A1" office:value-type="string">
            <text:p text:style-name="Table_20_Contents">Intervention Engine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 Soft</text:p>
          </table:table-cell>
          <table:table-cell table:style-name="Table2.A1" office:value-type="string">
            <text:p text:style-name="Table_20_Contents">✔ Structural</text:p>
          </table:table-cell>
          <table:table-cell table:style-name="Table2.A1" office:value-type="string">
            <text:p text:style-name="Table_20_Contents">Same</text:p>
          </table:table-cell>
        </table:table-row>
        <table:table-row>
          <table:table-cell table:style-name="Table2.A1" office:value-type="string">
            <text:p text:style-name="Table_20_Contents">Execution Signals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Same</text:p>
          </table:table-cell>
        </table:table-row>
        <text:soft-page-break/>
        <table:table-row>
          <table:table-cell table:style-name="Table2.A1" office:value-type="string">
            <text:p text:style-name="Table_20_Contents">AI Monthly Summary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Same</text:p>
          </table:table-cell>
        </table:table-row>
      </table:table>
      <text:p text:style-name="Text_20_body">Governance handles cross-year strategic insight.</text:p>
      <text:p text:style-name="Horizontal_20_Line"/>
      <text:h text:style-name="Heading_20_1" text:outline-level="1">1️⃣1️⃣ DESIGN PRINCIPLES</text:h>
      <text:p text:style-name="Text_20_body">Insights must:</text:p>
      <text:list text:style-name="L37">
        <text:list-item>
          <text:p text:style-name="P39">Never recompute from sessions</text:p>
        </text:list-item>
        <text:list-item>
          <text:p text:style-name="P39">Be calm, not punitive</text:p>
        </text:list-item>
        <text:list-item>
          <text:p text:style-name="P39">Escalate sophistication by layer</text:p>
        </text:list-item>
        <text:list-item>
          <text:p text:style-name="P39">Separate diagnostic vs enforcement</text:p>
        </text:list-item>
        <text:list-item>
          <text:p text:style-name="P39">Use rolling windows</text:p>
        </text:list-item>
        <text:list-item>
          <text:p text:style-name="P39">Be interpretable by teachers</text:p>
        </text:list-item>
        <text:list-item>
          <text:p text:style-name="P39">Not emotionally label students harshly</text:p>
        </text:list-item>
      </text:list>
      <text:p text:style-name="Horizontal_20_Line"/>
      <text:h text:style-name="Heading_20_1" text:outline-level="1">1️⃣2️⃣ FINAL INSIGHTS ARCHITECTURE SUMMARY</text:h>
      <text:p text:style-name="Text_20_body">Insights module now:</text:p>
      <text:p text:style-name="Text_20_body">✔ Converts analytics into interpretation<text:line-break/>✔ Implements rolling pattern engine<text:line-break/>✔ Provides layer-aware intelligence<text:line-break/>✔ Suggests structural interventions (L2+)<text:line-break/>✔ Generates low-cost AI monthly summaries<text:line-break/>✔ Uses event-driven updates<text:line-break/>✔ Scales across years<text:line-break/>✔ Keeps Firestore reads minimal</text:p>
      <text:p text:style-name="Text_20_body">Analytics measures performance.<text:line-break/>Insights explain patterns.<text:line-break/>Intervention guides action.<text:line-break/>Governance evaluates institution-level maturity.</text:p>
      <text:p text:style-name="Horizontal_20_Line"/>
      <text:p text:style-name="Text_20_body">Next module to formalize:</text:p>
      <text:list text:style-name="L38">
        <text:list-item>
          <text:p text:style-name="P40">Governance Section (Director-level)</text:p>
        </text:list-item>
        <text:list-item>
          <text:p text:style-name="P40">Pattern Engine rule architecture (deep math)</text:p>
        </text:list-item>
        <text:list-item>
          <text:p text:style-name="P40"><text:soft-page-break/>Full Firestore collection map</text:p>
        </text:list-item>
        <text:list-item>
          <text:p text:style-name="P40">API endpoint specification</text:p>
        </text:list-item>
        <text:list-item>
          <text:p text:style-name="P40">Or Test Portal execution engine (critical runtime logic)</text:p>
        </text:list-item>
      </text:list>
      <text:p text:style-name="Text_20_body">Tell me which layer to engineer next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3:08:55.103000000</meta:creation-date>
    <dc:date>2026-02-27T21:27:10.283070091</dc:date>
    <meta:editing-duration>PT7M53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11" meta:paragraph-count="304" meta:word-count="1076" meta:character-count="7073" meta:non-whitespace-character-count="6350"/>
  </office:meta>
</office:document-meta>
</file>